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7.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5.55cm" fo:min-width="7.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5.54cm" fo:min-width="1.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74cm" fo:min-width="1.5cm"/>
    </style:style>
    <style:style style:name="gr5" style:family="graphic" style:parent-style-name="standard">
      <style:graphic-properties draw:stroke="solid" draw:stroke-dash="Fine_20_Dashed" svg:stroke-width="0.081cm" svg:stroke-color="#ff3333" draw:marker-start-width="0.321cm" draw:marker-end-width="0.321cm" draw:fill-color="#ffffff" draw:textarea-horizontal-align="justify" draw:textarea-vertical-align="middle" draw:auto-grow-height="false" fo:min-height="2.06cm" fo:min-width="6.62cm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3333" draw:marker-start-width="0.321cm" draw:marker-end-width="0.321cm" draw:fill-color="#ffffff" draw:textarea-horizontal-align="justify" draw:textarea-vertical-align="middle" draw:auto-grow-height="false" fo:min-height="1.17cm" fo:min-width="0.61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ff3333" draw:marker-start-width="0.321cm" draw:marker-end-width="0.321cm" draw:fill-color="#ffffff" draw:textarea-horizontal-align="justify" draw:textarea-vertical-align="middle" draw:auto-grow-height="false" fo:min-height="0.74cm" fo:min-width="0.1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ff3333" draw:marker-start-width="0.321cm" draw:marker-end-width="0.321cm" draw:fill-color="#ffffff" draw:textarea-horizontal-align="justify" draw:textarea-vertical-align="middle" draw:auto-grow-height="false" fo:min-height="0cm" fo:min-width="0.34cm" fo:padding-top="0.165cm" fo:padding-bottom="0.165cm" fo:padding-left="0.29cm" fo:padding-right="0.29cm"/>
    </style:style>
    <style:style style:name="gr10" style:family="graphic" style:parent-style-name="standard">
      <style:graphic-properties draw:stroke="solid" draw:stroke-dash="Fine_20_Dashed" svg:stroke-width="0.081cm" svg:stroke-color="#ff3333" draw:marker-start-width="0.321cm" draw:marker-end-width="0.321cm" draw:fill-color="#ffffff" draw:textarea-horizontal-align="justify" draw:textarea-vertical-align="middle" draw:auto-grow-height="false" fo:min-height="0.28cm" fo:min-width="0.12cm" fo:padding-top="0.165cm" fo:padding-bottom="0.165cm" fo:padding-left="0.29cm" fo:padding-right="0.29cm"/>
    </style:style>
    <style:style style:name="gr11" style:family="graphic" style:parent-style-name="standard">
      <style:graphic-properties draw:stroke="solid" draw:stroke-dash="Fine_20_Dashed" svg:stroke-width="0.081cm" svg:stroke-color="#ff3333" draw:marker-start-width="0.321cm" draw:marker-end-width="0.321cm" draw:fill-color="#ffffff" draw:textarea-horizontal-align="justify" draw:textarea-vertical-align="middle" draw:auto-grow-height="false" fo:min-height="0.38cm" fo:min-width="3.5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ff3333" draw:marker-start-width="0.321cm" draw:marker-end-width="0.321cm" draw:fill-color="#ffffff" draw:textarea-horizontal-align="justify" draw:textarea-vertical-align="middle" draw:auto-grow-height="false" fo:min-height="0.66cm" fo:min-width="0.02cm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Fine_20_Dashed" svg:stroke-width="0.081cm" svg:stroke-color="#ff3333" draw:marker-start-width="0.321cm" draw:marker-end-width="0.321cm" draw:fill-color="#ffffff" draw:textarea-horizontal-align="justify" draw:textarea-vertical-align="middle" draw:auto-grow-height="false" fo:min-height="0.27cm" fo:min-width="0.42cm" fo:padding-top="0.165cm" fo:padding-bottom="0.165cm" fo:padding-left="0.29cm" fo:padding-right="0.29cm"/>
    </style:style>
    <style:style style:name="gr14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8.3cm" svg:height="2cm" svg:x="5.8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8.3cm" svg:height="5.8cm" svg:x="5.8cm" svg:y="4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1" draw:text-style-name="P1" draw:layer="layout" svg:width="8.3cm" svg:height="2cm" svg:x="5.8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8.3cm" svg:height="5.8cm" svg:x="5.8cm" svg:y="11.8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1" draw:text-style-name="P1" draw:layer="layout" svg:width="8.3cm" svg:height="2cm" svg:x="5.8cm" svg:y="1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cm" svg:height="5.79cm" svg:x="14.1cm" svg:y="4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3" draw:text-style-name="P1" draw:layer="layout" svg:width="2cm" svg:height="5.79cm" svg:x="3.8cm" svg:y="4.01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3" draw:text-style-name="P1" draw:layer="layout" svg:width="2cm" svg:height="5.79cm" svg:x="14.1cm" svg:y="11.8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3" draw:text-style-name="P1" draw:layer="layout" svg:width="2cm" svg:height="5.79cm" svg:x="3.8cm" svg:y="11.81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4" draw:text-style-name="P1" draw:layer="layout" svg:width="2cm" svg:height="1.99cm" svg:x="3.8cm" svg:y="17.61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4" draw:text-style-name="P1" draw:layer="layout" svg:width="2cm" svg:height="1.99cm" svg:x="14.1cm" svg:y="17.6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4" draw:text-style-name="P1" draw:layer="layout" svg:width="2cm" svg:height="1.99cm" svg:x="3.8cm" svg:y="9.8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4" draw:text-style-name="P1" draw:layer="layout" svg:width="2cm" svg:height="1.99cm" svg:x="14.1cm" svg:y="9.81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1" draw:layer="layout" svg:width="7.2cm" svg:height="2.39cm" svg:x="6.2cm" svg:y="6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line draw:style-name="gr6" draw:text-style-name="P2" draw:layer="layout" svg:x1="14.1cm" svg:y1="11.8cm" svg:x2="14.1cm" svg:y2="9.8cm">
          <text:p/>
        </draw:line>
        <draw:line draw:style-name="gr6" draw:text-style-name="P2" draw:layer="layout" svg:x1="14.1cm" svg:y1="9.8cm" svg:x2="16.1cm" svg:y2="9.8cm">
          <text:p/>
        </draw:line>
        <draw:line draw:style-name="gr6" draw:text-style-name="P2" draw:layer="layout" svg:x1="3.8cm" svg:y1="9.8cm" svg:x2="5.8cm" svg:y2="9.8cm">
          <text:p/>
        </draw:line>
        <draw:line draw:style-name="gr6" draw:text-style-name="P2" draw:layer="layout" svg:x1="5.8cm" svg:y1="11.8cm" svg:x2="5.8cm" svg:y2="9.8cm">
          <text:p/>
        </draw:line>
        <draw:line draw:style-name="gr6" draw:text-style-name="P2" draw:layer="layout" svg:x1="5.8cm" svg:y1="19.6cm" svg:x2="5.8cm" svg:y2="17.6cm">
          <text:p/>
        </draw:line>
        <draw:line draw:style-name="gr6" draw:text-style-name="P2" draw:layer="layout" svg:x1="14.1cm" svg:y1="19.6cm" svg:x2="14.1cm" svg:y2="17.6cm">
          <text:p/>
        </draw:line>
        <draw:custom-shape draw:style-name="gr7" draw:text-style-name="P1" draw:layer="layout" svg:width="1.19cm" svg:height="1.5cm" svg:x="4.6cm" svg:y="12.8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8" draw:text-style-name="P1" draw:layer="layout" svg:width="0.6cm" svg:height="0.99cm" svg:x="5.2cm" svg:y="15.4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9" draw:text-style-name="P1" draw:layer="layout" svg:width="1.5cm" svg:height="0.3cm" draw:transform="rotate (1.5707963267949) translate (13.4cm 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1" draw:layer="layout" svg:width="0.7cm" svg:height="0.61cm" svg:x="7.6cm" svg:y="4.8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10" draw:text-style-name="P1" draw:layer="layout" svg:width="0.7cm" svg:height="0.61cm" svg:x="7.6cm" svg:y="4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11" draw:text-style-name="P1" draw:layer="layout" svg:width="4.1cm" svg:height="0.71cm" svg:x="5.9cm" svg:y="4.3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12" draw:text-style-name="P1" draw:layer="layout" svg:width="0.6cm" svg:height="0.99cm" svg:x="3.8cm" svg:y="5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7" draw:text-style-name="P1" draw:layer="layout" svg:width="1.19cm" svg:height="1.5cm" svg:x="3.8cm" svg:y="7.1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line draw:style-name="gr6" draw:text-style-name="P2" draw:layer="layout" svg:x1="5.2cm" svg:y1="15.9cm" svg:x2="3.8cm" svg:y2="15.9cm">
          <text:p/>
        </draw:line>
        <draw:custom-shape draw:style-name="gr13" draw:text-style-name="P1" draw:layer="layout" svg:width="1cm" svg:height="0.6cm" svg:x="6.2cm" svg:y="9.2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14" draw:text-style-name="P1" draw:layer="layout" svg:width="0.2cm" svg:height="0.2cm" svg:x="6.501cm" svg:y="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cm" svg:height="0.2cm" svg:x="6.75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cm" svg:height="0.2cm" svg:x="7.001cm" svg:y="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cm" svg:height="0.2cm" svg:x="7.35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cm" svg:height="0.2cm" svg:x="7.6cm" svg:y="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cm" svg:height="0.2cm" svg:x="7.85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cm" svg:height="0.2cm" draw:transform="rotate (1.5709708597201) translate (7.35cm 9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cm" svg:height="0.2cm" draw:transform="rotate (1.5709708597201) translate (7.6cm 9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cm" svg:height="0.2cm" svg:x="7.85cm" svg:y="9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cm" svg:height="0.2cm" svg:x="7.25cm" svg:y="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cm" svg:height="0.2cm" svg:x="7.499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cm" svg:height="0.2cm" svg:x="7.75cm" svg:y="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cm" svg:height="0.2cm" svg:x="8cm" svg:y="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cm" svg:height="0.2cm" svg:x="8.249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cm" svg:height="0.2cm" svg:x="8.5cm" svg:y="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cm" svg:height="0.2cm" svg:x="8.749cm" svg:y="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cm" svg:height="0.2cm" svg:x="8.998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cm" svg:height="0.2cm" svg:x="9.249cm" svg:y="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cm" svg:height="0.2cm" svg:x="9.5cm" svg:y="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cm" svg:height="0.2cm" svg:x="9.749cm" svg:y="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cm" svg:height="0.2cm" svg:x="9.998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cm" svg:height="0.2cm" svg:x="10.249cm" svg:y="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1T13:21:34.118000000</meta:creation-date>
    <dc:date>2017-10-12T14:47:18.076000000</dc:date>
    <meta:editing-duration>PT1H52M18S</meta:editing-duration>
    <meta:editing-cycles>21</meta:editing-cycles>
    <meta:generator>LibreOffice/5.3.0.3$Windows_x86 LibreOffice_project/7074905676c47b82bbcfbea1aeefc84afe1c50e1</meta:generator>
    <meta:print-date>2017-10-11T18:14:36.212000000</meta:print-date>
    <meta:document-statistic meta:object-count="52"/>
  </office:meta>
</office:document-meta>
</file>